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2.023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323cm"/>
    </style:style>
    <style:style style:name="co7" style:family="table-column">
      <style:table-column-properties fo:break-before="auto" style:column-width="3.8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grafic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rodad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trocas</text:p>
          </table:table-cell>
          <table:table-cell office:value-type="string" calcext:value-type="string">
            <text:p>tempo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BBLE</text:p>
          </table:table-cell>
          <table:table-cell office:value-type="float" office:value="225727034" calcext:value-type="float">
            <text:p>225727034</text:p>
          </table:table-cell>
          <table:table-cell table:style-name="ce2" office:value-type="string" calcext:value-type="string">
            <text:p>106.1683316230773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P</text:p>
          </table:table-cell>
          <table:table-cell office:value-type="float" office:value="419944" calcext:value-type="float">
            <text:p>419944</text:p>
          </table:table-cell>
          <table:table-cell table:style-name="ce2" office:value-type="string" calcext:value-type="string">
            <text:p>0.2712941169738769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SERTION</text:p>
          </table:table-cell>
          <table:table-cell office:value-type="float" office:value="225727034" calcext:value-type="float">
            <text:p>225727034</text:p>
          </table:table-cell>
          <table:table-cell table:style-name="ce2" office:value-type="string" calcext:value-type="string">
            <text:p>46.1743028163909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ICK</text:p>
          </table:table-cell>
          <table:table-cell office:value-type="float" office:value="29999" calcext:value-type="float">
            <text:p>29999</text:p>
          </table:table-cell>
          <table:table-cell table:style-name="ce2" office:value-type="string" calcext:value-type="string">
            <text:p>0.107665777206420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LECTION</text:p>
          </table:table-cell>
          <table:table-cell office:value-type="float" office:value="29999" calcext:value-type="float">
            <text:p>29999</text:p>
          </table:table-cell>
          <table:table-cell table:style-name="ce2" office:value-type="string" calcext:value-type="string">
            <text:p>32.9725005626678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ELL</text:p>
          </table:table-cell>
          <table:table-cell office:value-type="float" office:value="524509" calcext:value-type="float">
            <text:p>524509</text:p>
          </table:table-cell>
          <table:table-cell table:style-name="ce2" office:value-type="string" calcext:value-type="string">
            <text:p>0.2355568408966064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BBLE</text:p>
          </table:table-cell>
          <table:table-cell office:value-type="float" office:value="225750058" calcext:value-type="float">
            <text:p>225750058</text:p>
          </table:table-cell>
          <table:table-cell table:style-name="ce2" office:value-type="string" calcext:value-type="string">
            <text:p>104.023258447647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AP</text:p>
          </table:table-cell>
          <table:table-cell office:value-type="float" office:value="839823" calcext:value-type="float">
            <text:p>839823</text:p>
          </table:table-cell>
          <table:table-cell table:style-name="ce2" office:value-type="string" calcext:value-type="string">
            <text:p>0.319625377655029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SERTION</text:p>
          </table:table-cell>
          <table:table-cell office:value-type="float" office:value="225750058" calcext:value-type="float">
            <text:p>225750058</text:p>
          </table:table-cell>
          <table:table-cell table:style-name="ce2" office:value-type="string" calcext:value-type="string">
            <text:p>45.5144689083099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ICK</text:p>
          </table:table-cell>
          <table:table-cell office:value-type="float" office:value="29998" calcext:value-type="float">
            <text:p>29998</text:p>
          </table:table-cell>
          <table:table-cell table:style-name="ce2" office:value-type="string" calcext:value-type="string">
            <text:p>0.113404273986816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LECTION</text:p>
          </table:table-cell>
          <table:table-cell office:value-type="float" office:value="29999" calcext:value-type="float">
            <text:p>29999</text:p>
          </table:table-cell>
          <table:table-cell table:style-name="ce2" office:value-type="string" calcext:value-type="string">
            <text:p>33.6727330684661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LL</text:p>
          </table:table-cell>
          <table:table-cell office:value-type="float" office:value="551437" calcext:value-type="float">
            <text:p>551437</text:p>
          </table:table-cell>
          <table:table-cell table:style-name="ce2" office:value-type="string" calcext:value-type="string">
            <text:p>0.253923892974853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BBLE</text:p>
          </table:table-cell>
          <table:table-cell office:value-type="float" office:value="224248620" calcext:value-type="float">
            <text:p>224248620</text:p>
          </table:table-cell>
          <table:table-cell table:style-name="ce2" office:value-type="string" calcext:value-type="string">
            <text:p>105.1237795352935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P</text:p>
          </table:table-cell>
          <table:table-cell office:value-type="float" office:value="1259876" calcext:value-type="float">
            <text:p>1259876</text:p>
          </table:table-cell>
          <table:table-cell table:style-name="ce2" office:value-type="string" calcext:value-type="string">
            <text:p>0.2687437534332275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SERTION</text:p>
          </table:table-cell>
          <table:table-cell office:value-type="float" office:value="224248620" calcext:value-type="float">
            <text:p>224248620</text:p>
          </table:table-cell>
          <table:table-cell table:style-name="ce2" office:value-type="string" calcext:value-type="string">
            <text:p>47.5899491310119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ICK</text:p>
          </table:table-cell>
          <table:table-cell office:value-type="float" office:value="29999" calcext:value-type="float">
            <text:p>29999</text:p>
          </table:table-cell>
          <table:table-cell table:style-name="ce2" office:value-type="string" calcext:value-type="string">
            <text:p>0.1165404319763183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LECTION</text:p>
          </table:table-cell>
          <table:table-cell office:value-type="float" office:value="29999" calcext:value-type="float">
            <text:p>29999</text:p>
          </table:table-cell>
          <table:table-cell table:style-name="ce2" office:value-type="string" calcext:value-type="string">
            <text:p>34.31556439399719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ELL</text:p>
          </table:table-cell>
          <table:table-cell office:value-type="float" office:value="574844" calcext:value-type="float">
            <text:p>574844</text:p>
          </table:table-cell>
          <table:table-cell table:style-name="ce2" office:value-type="string" calcext:value-type="string">
            <text:p>0.25235462188720703</text:p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dada1" table:style-name="ta1">
        <table:table-column table:style-name="co5" table:number-columns-repeated="3" table:default-cell-style-name="ce1"/>
        <table:table-column table:style-name="co5" table:default-cell-style-name="ce2"/>
        <table:table-row table:style-name="ro1">
          <table:table-cell office:value-type="string" calcext:value-type="string">
            <text:p>rodad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trocas</text:p>
          </table:table-cell>
          <table:table-cell table:style-name="ce1" office:value-type="string" calcext:value-type="string">
            <text:p>temp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BBLE</text:p>
          </table:table-cell>
          <table:table-cell office:value-type="float" office:value="225727034" calcext:value-type="float">
            <text:p>225727034</text:p>
          </table:table-cell>
          <table:table-cell office:value-type="string" calcext:value-type="string">
            <text:p>106.168331623077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P</text:p>
          </table:table-cell>
          <table:table-cell office:value-type="float" office:value="419944" calcext:value-type="float">
            <text:p>419944</text:p>
          </table:table-cell>
          <table:table-cell office:value-type="string" calcext:value-type="string">
            <text:p>0.271294116973876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SERTION</text:p>
          </table:table-cell>
          <table:table-cell office:value-type="float" office:value="225727034" calcext:value-type="float">
            <text:p>225727034</text:p>
          </table:table-cell>
          <table:table-cell office:value-type="string" calcext:value-type="string">
            <text:p>46.174302816390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ICK</text:p>
          </table:table-cell>
          <table:table-cell office:value-type="float" office:value="29999" calcext:value-type="float">
            <text:p>29999</text:p>
          </table:table-cell>
          <table:table-cell office:value-type="string" calcext:value-type="string">
            <text:p>0.10766577720642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LECTION</text:p>
          </table:table-cell>
          <table:table-cell office:value-type="float" office:value="29999" calcext:value-type="float">
            <text:p>29999</text:p>
          </table:table-cell>
          <table:table-cell office:value-type="string" calcext:value-type="string">
            <text:p>32.972500562667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ELL</text:p>
          </table:table-cell>
          <table:table-cell office:value-type="float" office:value="524509" calcext:value-type="float">
            <text:p>524509</text:p>
          </table:table-cell>
          <table:table-cell office:value-type="string" calcext:value-type="string">
            <text:p>0.23555684089660645</text:p>
          </table:table-cell>
        </table:table-row>
      </table:table>
      <table:table table:name="Rodada2" table:style-name="ta1">
        <table:table-column table:style-name="co5" table:number-columns-repeated="3" table:default-cell-style-name="ce1"/>
        <table:table-column table:style-name="co5" table:default-cell-style-name="ce2"/>
        <table:table-row table:style-name="ro1">
          <table:table-cell office:value-type="string" calcext:value-type="string">
            <text:p>rodad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trocas</text:p>
          </table:table-cell>
          <table:table-cell table:style-name="ce1" office:value-type="string" calcext:value-type="string">
            <text:p>temp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BBLE</text:p>
          </table:table-cell>
          <table:table-cell office:value-type="float" office:value="225750058" calcext:value-type="float">
            <text:p>225750058</text:p>
          </table:table-cell>
          <table:table-cell office:value-type="string" calcext:value-type="string">
            <text:p>104.02325844764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AP</text:p>
          </table:table-cell>
          <table:table-cell office:value-type="float" office:value="839823" calcext:value-type="float">
            <text:p>839823</text:p>
          </table:table-cell>
          <table:table-cell office:value-type="string" calcext:value-type="string">
            <text:p>0.31962537765502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SERTION</text:p>
          </table:table-cell>
          <table:table-cell office:value-type="float" office:value="225750058" calcext:value-type="float">
            <text:p>225750058</text:p>
          </table:table-cell>
          <table:table-cell office:value-type="string" calcext:value-type="string">
            <text:p>45.514468908309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ICK</text:p>
          </table:table-cell>
          <table:table-cell office:value-type="float" office:value="29998" calcext:value-type="float">
            <text:p>29998</text:p>
          </table:table-cell>
          <table:table-cell office:value-type="string" calcext:value-type="string">
            <text:p>0.11340427398681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LECTION</text:p>
          </table:table-cell>
          <table:table-cell office:value-type="float" office:value="29999" calcext:value-type="float">
            <text:p>29999</text:p>
          </table:table-cell>
          <table:table-cell office:value-type="string" calcext:value-type="string">
            <text:p>33.672733068466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LL</text:p>
          </table:table-cell>
          <table:table-cell office:value-type="float" office:value="551437" calcext:value-type="float">
            <text:p>551437</text:p>
          </table:table-cell>
          <table:table-cell office:value-type="string" calcext:value-type="string">
            <text:p>0.2539238929748535</text:p>
          </table:table-cell>
        </table:table-row>
      </table:table>
      <table:table table:name="Rodada3" table:style-name="ta1">
        <table:table-column table:style-name="co1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2"/>
        <table:table-row table:style-name="ro1">
          <table:table-cell office:value-type="string" calcext:value-type="string">
            <text:p>rodad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trocas</text:p>
          </table:table-cell>
          <table:table-cell table:style-name="ce1" office:value-type="string" calcext:value-type="string">
            <text:p>temp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BBLE</text:p>
          </table:table-cell>
          <table:table-cell office:value-type="float" office:value="224248620" calcext:value-type="float">
            <text:p>224248620</text:p>
          </table:table-cell>
          <table:table-cell office:value-type="string" calcext:value-type="string">
            <text:p>105.123779535293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P</text:p>
          </table:table-cell>
          <table:table-cell office:value-type="float" office:value="1259876" calcext:value-type="float">
            <text:p>1259876</text:p>
          </table:table-cell>
          <table:table-cell office:value-type="string" calcext:value-type="string">
            <text:p>0.268743753433227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SERTION</text:p>
          </table:table-cell>
          <table:table-cell office:value-type="float" office:value="224248620" calcext:value-type="float">
            <text:p>224248620</text:p>
          </table:table-cell>
          <table:table-cell office:value-type="string" calcext:value-type="string">
            <text:p>47.589949131011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ICK</text:p>
          </table:table-cell>
          <table:table-cell office:value-type="float" office:value="29999" calcext:value-type="float">
            <text:p>29999</text:p>
          </table:table-cell>
          <table:table-cell office:value-type="string" calcext:value-type="string">
            <text:p>0.116540431976318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LECTION</text:p>
          </table:table-cell>
          <table:table-cell office:value-type="float" office:value="29999" calcext:value-type="float">
            <text:p>29999</text:p>
          </table:table-cell>
          <table:table-cell office:value-type="string" calcext:value-type="string">
            <text:p>34.315564393997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ELL</text:p>
          </table:table-cell>
          <table:table-cell office:value-type="float" office:value="574844" calcext:value-type="float">
            <text:p>574844</text:p>
          </table:table-cell>
          <table:table-cell office:value-type="string" calcext:value-type="string">
            <text:p>0.25235462188720703</text:p>
          </table:table-cell>
        </table:table-row>
      </table:table>
      <table:named-expressions/>
      <table:database-ranges>
        <table:database-range table:name="__Anonymous_Sheet_DB__0" table:target-range-address="graficos.A2:graficos.D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26T16:38:02.292830875</dc:date>
    <meta:editing-duration>PT1M56S</meta:editing-duration>
    <meta:editing-cycles>1</meta:editing-cycles>
    <meta:document-statistic meta:table-count="4" meta:cell-count="160" meta:object-count="0"/>
    <meta:generator>LibreOffice/6.4.6.2$Linux_X86_64 LibreOffice_project/40$Build-2</meta:generator>
  </office:meta>
</office:document-meta>
</file>